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Optima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text-outline="false" style:text-line-through-style="none" style:font-name="Optima" fo:font-size="14pt" fo:letter-spacing="normal" fo:font-style="normal" fo:text-shadow="none" style:text-underline-style="none" fo:font-weight="normal" style:letter-kerning="true" fo:background-color="transparent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3" style:family="paragraph" style:parent-style-name="Text_20_body" style:list-style-name="L6">
      <style:paragraph-properties fo:margin-top="0cm" fo:margin-bottom="0cm" fo:text-align="justify" style:justify-single-word="false"/>
      <style:text-properties fo:font-variant="normal" fo:text-transform="none" fo:color="#000000" style:text-outline="false" style:text-line-through-style="none" style:font-name="Optima" fo:font-size="14pt" fo:letter-spacing="normal" fo:font-style="normal" fo:text-shadow="none" style:text-underline-style="none" fo:font-weight="normal" style:letter-kerning="true" fo:background-color="transparent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4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text-outline="false" style:text-line-through-style="none" style:font-name="Optima" fo:font-size="14pt" fo:letter-spacing="normal" fo:font-style="normal" fo:text-shadow="none" style:text-underline-style="none" fo:font-weight="bold" style:letter-kerning="true" fo:background-color="transparent" style:font-name-asian="Tahoma" style:font-size-asian="14pt" style:font-style-asian="normal" style:font-weight-asian="bold" style:font-name-complex="Tahoma" style:font-size-complex="14pt" style:font-style-complex="normal" style:font-weight-complex="bold" style:text-emphasize="none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Optima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6" style:family="paragraph" style:parent-style-name="Text_20_body" style:list-style-name="L3">
      <style:paragraph-properties fo:margin-top="0cm" fo:margin-bottom="0cm" fo:text-align="justify" style:justify-single-word="false"/>
      <style:text-properties fo:font-variant="normal" fo:text-transform="none" fo:color="#000000" style:font-name="Optima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7" style:family="paragraph" style:parent-style-name="Text_20_body" style:list-style-name="L6">
      <style:paragraph-properties fo:margin-top="0cm" fo:margin-bottom="0cm" fo:text-align="justify" style:justify-single-word="false"/>
      <style:text-properties fo:font-variant="normal" fo:text-transform="none" fo:color="#000000" style:font-name="Optima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Optima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Text_20_body" style:list-style-name="L5">
      <style:paragraph-properties fo:margin-top="0cm" fo:margin-bottom="0cm" fo:text-align="justify" style:justify-single-word="false"/>
      <style:text-properties fo:font-variant="normal" fo:text-transform="none" fo:color="#579d1c" style:text-outline="false" style:text-line-through-style="none" style:font-name="Optima" fo:font-size="14pt" fo:letter-spacing="normal" fo:font-style="italic" fo:text-shadow="none" style:text-underline-style="none" fo:font-weight="bold" style:letter-kerning="true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 style:text-emphasize="none"/>
    </style:style>
    <style:style style:name="P10" style:family="paragraph" style:parent-style-name="Text_20_body" style:list-style-name="L6">
      <style:paragraph-properties fo:margin-top="0cm" fo:margin-bottom="0cm" fo:text-align="justify" style:justify-single-word="false"/>
      <style:text-properties fo:font-variant="normal" fo:text-transform="none" fo:color="#579d1c" style:text-outline="false" style:text-line-through-style="none" style:font-name="Optima" fo:font-size="14pt" fo:letter-spacing="normal" fo:font-style="italic" fo:text-shadow="none" style:text-underline-style="none" fo:font-weight="bold" style:letter-kerning="true" fo:background-color="transparent" style:font-name-asian="Tahoma" style:font-size-asian="14pt" style:font-style-asian="italic" style:font-weight-asian="bold" style:font-name-complex="Tahoma" style:font-size-complex="14pt" style:font-style-complex="italic" style:font-weight-complex="bold" style:text-emphasize="none"/>
    </style:style>
    <style:style style:name="P11" style:family="paragraph" style:parent-style-name="Text_20_body" style:list-style-name="L5">
      <style:paragraph-properties fo:margin-top="0cm" fo:margin-bottom="0cm" fo:text-align="justify" style:justify-single-word="false"/>
      <style:text-properties fo:font-variant="normal" fo:text-transform="none" fo:color="#579d1c" style:text-outline="false" style:text-line-through-style="none" style:font-name="Optima" fo:font-size="14pt" fo:letter-spacing="normal" fo:font-style="normal" fo:text-shadow="none" style:text-underline-style="none" fo:font-weight="bold" style:letter-kerning="true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 style:text-emphasize="none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style:use-window-font-color="true" style:text-outline="false" style:text-line-through-style="none" style:font-name="Optima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3" style:family="paragraph" style:parent-style-name="Text_20_body" style:list-style-name="L3">
      <style:paragraph-properties fo:margin-top="0cm" fo:margin-bottom="0cm" fo:text-align="justify" style:justify-single-word="false"/>
      <style:text-properties style:use-window-font-color="true" style:text-outline="false" style:text-line-through-style="none" style:font-name="Optima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4" style:family="paragraph" style:parent-style-name="Text_20_body" style:list-style-name="L4">
      <style:paragraph-properties fo:margin-top="0cm" fo:margin-bottom="0cm" fo:text-align="justify" style:justify-single-word="false"/>
      <style:text-properties style:use-window-font-color="true" style:text-outline="false" style:text-line-through-style="none" style:font-name="Optima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5" style:family="paragraph" style:parent-style-name="Text_20_body" style:list-style-name="L5">
      <style:paragraph-properties fo:margin-top="0cm" fo:margin-bottom="0cm" fo:text-align="justify" style:justify-single-word="false"/>
      <style:text-properties style:use-window-font-color="true" style:text-outline="false" style:text-line-through-style="none" style:font-name="Optima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6" style:family="paragraph" style:parent-style-name="Text_20_body" style:list-style-name="L3">
      <style:paragraph-properties fo:margin-top="0cm" fo:margin-bottom="0cm" fo:text-align="justify" style:justify-single-word="false"/>
      <style:text-properties fo:color="#579d1c" style:text-outline="false" style:text-line-through-style="none" style:font-name="Optima" fo:font-size="14pt" fo:font-style="normal" fo:text-shadow="none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 style:text-emphasize="none"/>
    </style:style>
    <style:style style:name="P17" style:family="paragraph" style:parent-style-name="Text_20_body" style:list-style-name="L4">
      <style:paragraph-properties fo:margin-top="0cm" fo:margin-bottom="0cm" fo:text-align="justify" style:justify-single-word="false"/>
      <style:text-properties fo:color="#579d1c" style:text-outline="false" style:text-line-through-style="none" style:font-name="Optima" fo:font-size="14pt" fo:font-style="normal" fo:text-shadow="none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 style:text-emphasize="none"/>
    </style:style>
    <style:style style:name="P18" style:family="paragraph" style:parent-style-name="Text_20_body" style:list-style-name="L7">
      <style:paragraph-properties fo:margin-top="0cm" fo:margin-bottom="0cm" fo:text-align="justify" style:justify-single-word="false"/>
      <style:text-properties style:font-name="Optima"/>
    </style:style>
    <style:style style:name="P19" style:family="paragraph" style:parent-style-name="Text_20_body" style:list-style-name="L5">
      <style:paragraph-properties fo:margin-top="0cm" fo:margin-bottom="0cm" fo:text-align="justify" style:justify-single-word="false"/>
      <style:text-properties style:font-name="Optima"/>
    </style:style>
    <style:style style:name="P20" style:family="paragraph" style:parent-style-name="Text_20_body" style:list-style-name="L6">
      <style:paragraph-properties fo:margin-top="0cm" fo:margin-bottom="0cm" fo:text-align="justify" style:justify-single-word="false"/>
      <style:text-properties style:font-name="Optima"/>
    </style:style>
    <style:style style:name="P21" style:family="paragraph" style:parent-style-name="Text_20_body" style:list-style-name="L8">
      <style:paragraph-properties fo:margin-top="0cm" fo:margin-bottom="0cm" fo:text-align="justify" style:justify-single-word="false"/>
      <style:text-properties style:font-name="Optima" fo:font-size="14pt" style:font-size-asian="14pt" style:font-size-complex="14pt"/>
    </style:style>
    <style:style style:name="P22" style:family="paragraph" style:parent-style-name="Heading_20_1">
      <style:paragraph-properties fo:margin-top="0cm" fo:margin-bottom="0cm" fo:text-align="justify" style:justify-single-word="false" fo:break-before="page"/>
      <style:text-properties fo:color="#0084d1" style:font-name="Optima" fo:font-size="20pt" style:font-size-asian="20pt" style:font-size-complex="20pt"/>
    </style:style>
    <style:style style:name="P23" style:family="paragraph" style:parent-style-name="Heading_20_1">
      <style:paragraph-properties fo:margin-top="0cm" fo:margin-bottom="0cm" fo:text-align="justify" style:justify-single-word="false"/>
      <style:text-properties fo:color="#0084d1" style:font-name="Optim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/>
    </style:style>
    <style:style style:name="T4" style:family="text">
      <style:text-properties fo:font-variant="normal" fo:text-transform="none" fo:color="#000000" fo:letter-spacing="normal" fo:background-color="transparent"/>
    </style:style>
    <style:style style:name="T5" style:family="text">
      <style:text-properties fo:font-variant="normal" fo:text-transform="none" fo:color="#000000" style:text-outline="false" style:text-line-through-style="none" fo:font-size="14pt" fo:letter-spacing="normal" fo:font-style="normal" fo:text-shadow="none" style:text-underline-style="none" fo:font-weight="normal" style:letter-kerning="true" fo:background-color="transparent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T6" style:family="text">
      <style:text-properties fo:font-variant="normal" fo:text-transform="none" fo:color="#579d1c" style:text-outline="false" style:text-line-through-style="none" fo:font-size="14pt" fo:letter-spacing="normal" fo:font-style="italic" fo:text-shadow="none" style:text-underline-style="none" fo:font-weight="bold" style:letter-kerning="true" fo:background-color="transparent" style:font-name-asian="Tahoma" style:font-size-asian="14pt" style:font-style-asian="italic" style:font-weight-asian="bold" style:font-name-complex="Tahoma" style:font-size-complex="14pt" style:font-style-complex="italic" style:font-weight-complex="bold" style:text-emphasize="none"/>
    </style:style>
    <style:style style:name="T7" style:family="text">
      <style:text-properties fo:font-variant="normal" fo:text-transform="none" style:use-window-font-color="true" style:text-outline="false" style:text-line-through-style="none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T8" style:family="text">
      <style:text-properties style:text-outline="false" style:text-line-through-style="none" fo:text-shadow="none" style:text-underline-style="none" style:letter-kerning="true" style:font-name-asian="Tahoma" style:font-style-asian="normal" style:font-name-complex="Tahoma" style:font-style-complex="normal" style:text-emphasize="none"/>
    </style:style>
    <style:style style:name="T9" style:family="text">
      <style:text-properties fo:font-weight="normal"/>
    </style:style>
    <style:style style:name="T10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579d1c" style:text-outline="false" style:text-line-through-style="none" fo:font-style="italic" fo:text-shadow="none" style:text-underline-style="none" fo:font-weight="bold" style:letter-kerning="true" style:font-name-asian="Tahoma" style:font-style-asian="italic" style:font-weight-asian="bold" style:font-name-complex="Tahoma" style:font-style-complex="italic" style:font-weight-complex="bold" style:text-emphasize="none"/>
    </style:style>
    <style:style style:name="T12" style:family="text">
      <style:text-properties fo:color="#000000"/>
    </style:style>
    <style:style style:name="T13" style:family="text">
      <style:text-properties fo:font-size="14pt"/>
    </style:style>
    <style:style style:name="T14" style:family="text">
      <style:text-properties fo:letter-spacing="normal"/>
    </style:style>
    <style:style style:name="T15" style:family="text">
      <style:text-properties fo:font-style="normal"/>
    </style:style>
    <style:style style:name="T16" style:family="text">
      <style:text-properties fo:background-color="transparent"/>
    </style:style>
    <style:style style:name="T17" style:family="text">
      <style:text-properties style:font-size-asian="14pt"/>
    </style:style>
    <style:style style:name="T18" style:family="text">
      <style:text-properties style:font-weight-asian="normal"/>
    </style:style>
    <style:style style:name="T19" style:family="text">
      <style:text-properties style:font-size-complex="14pt"/>
    </style:style>
    <style:style style:name="T20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enny Exercise</text:h>
      <text:h text:style-name="P23" text:outline-level="1">(helps learners experience Waterfall, Lean, &amp; Agile) – <text:span text:style-name="T4">About 20-30 minutes</text:span></text:h>
      <text:p text:style-name="P5">Purpose: To learn about different ways to do work... in 3 rounds</text:p>
      <text:p text:style-name="P5"/>
      <text:p text:style-name="P8">Preparation:</text:p>
      <text:list xml:id="list203476302" text:style-name="L8">
        <text:list-item>
          <text:p text:style-name="P21">5 or 6 people per table team, rotate timekeeper each round</text:p>
        </text:list-item>
        <text:list-item>
          <text:p text:style-name="P21">4 to do the flipping, 1 to be a timekeeper (if 6 one to watch and encourage then rotate that person into the activity)</text:p>
        </text:list-item>
        <text:list-item>
          <text:p text:style-name="P21">20 pennies per table team</text:p>
        </text:list-item>
        <text:list-item>
          <text:p text:style-name="P21">1 piece of paper per table team</text:p>
        </text:list-item>
      </text:list>
      <text:p text:style-name="P5"/>
      <text:p text:style-name="P8">Round 1 - Instructions</text:p>
      <text:list xml:id="list1730340413" text:style-name="L7">
        <text:list-item>
          <text:p text:style-name="P18">In this exercise, as a team you have to flip each penny 4 times (demonstrate the flip on the table)</text:p>
        </text:list-item>
      </text:list>
      <text:list xml:id="list1061484702" text:style-name="L3">
        <text:list-item>
          <text:p text:style-name="P6">There are <text:span text:style-name="T10">precise</text:span> instructions and no creativity allowed</text:p>
        </text:list-item>
        <text:list-item>
          <text:p text:style-name="P6">4 people are flipping, 1 is timekeeper</text:p>
        </text:list-item>
        <text:list-item>
          <text:p text:style-name="P6">All the pennies are in front of the first person, all the pennies are touching the table</text:p>
        </text:list-item>
        <text:list-item>
          <text:p text:style-name="P13">First person flips all pennies to the other side in place</text:p>
        </text:list-item>
        <text:list-item>
          <text:p text:style-name="P13">Then slide all pennies to the next person</text:p>
        </text:list-item>
        <text:list-item>
          <text:p text:style-name="P13">Next person flips them in place</text:p>
        </text:list-item>
        <text:list-item>
          <text:p text:style-name="P13">Repeat until 4 people have flipped them</text:p>
        </text:list-item>
        <text:list-item>
          <text:p text:style-name="P13">No tools, pennies stay on the table surface</text:p>
        </text:list-item>
        <text:list-item>
          <text:p text:style-name="P13">Use hands only flip</text:p>
        </text:list-item>
        <text:list-item>
          <text:p text:style-name="P13">The timekeeper tells the first person when to start and keeps track of the overall time taken to process all the pennies</text:p>
        </text:list-item>
        <text:list-item>
          <text:p text:style-name="P16">Any questions</text:p>
        </text:list-item>
      </text:list>
      <text:p text:style-name="P12"/>
      <text:p text:style-name="P8">Round 2 - Instructions</text:p>
      <text:list xml:id="list1379978063" text:style-name="L4">
        <text:list-item>
          <text:p text:style-name="P14">Same as before with one new rule</text:p>
        </text:list-item>
        <text:list-item>
          <text:p text:style-name="P14">Immediately pass each penny after it has been flipped, and immediately flip a penny once you have it</text:p>
        </text:list-item>
        <text:list-item>
          <text:p text:style-name="P14">Timekeeper has an additional special duty: record the entire process <text:span text:style-name="T1">and</text:span> when the first penny is complete</text:p>
        </text:list-item>
        <text:list-item>
          <text:p text:style-name="P17">Any questions?</text:p>
        </text:list-item>
      </text:list>
      <text:p text:style-name="P12"/>
      <text:p text:style-name="P8"/>
      <text:p text:style-name="P8"><text:soft-page-break/>Round 3 - Instructions</text:p>
      <text:list xml:id="list550575819" text:style-name="L5">
        <text:list-item>
          <text:p text:style-name="P15">New way of processing the pennies</text:p>
        </text:list-item>
        <text:list-item>
          <text:p text:style-name="P15">Everyone (except timekeeper) takes a penny at a time from <text:span text:style-name="T3">an “in” pile and flips it 4 times themselves and then puts it in a “done” pile (a piece of paper works well). Do this until all pennies are processed.</text:span></text:p>
        </text:list-item>
        <text:list-item>
          <text:p text:style-name="P9">Do not split up the pennies before hand</text:p>
        </text:list-item>
        <text:list-item>
          <text:p text:style-name="P19"><text:span text:style-name="T7">Reminder – timekeeper records when the first penny is done (is placed on the piece of paper) and when all the pennies are done (is placed on the piece of paper)</text:span></text:p>
        </text:list-item>
        <text:list-item>
          <text:p text:style-name="P11">Any questions?</text:p>
        </text:list-item>
      </text:list>
      <text:p text:style-name="P5"><text:span text:style-name="T8"/></text:p>
      <text:p text:style-name="P8"><text:span text:style-name="T8">Questions for the teams...</text:span></text:p>
      <text:list xml:id="list89986488" text:style-name="L6">
        <text:list-item>
          <text:p text:style-name="P7"><text:span text:style-name="T8">What changed between round 1 and 2? </text:span><text:span text:style-name="T11">(wait for their answers)</text:span></text:p>
          <text:list>
            <text:list-item>
              <text:p text:style-name="P3">Round 1 best exemplifies? (WATERFALL or TRADITIONAL)</text:p>
            </text:list-item>
            <text:list-item>
              <text:p text:style-name="P3">Round 2 best exemplifies? (LEAN or ASSEMBLY LINE)</text:p>
            </text:list-item>
            <text:list-item>
              <text:p text:style-name="P3">In Round 2, there very little waiting</text:p>
            </text:list-item>
          </text:list>
        </text:list-item>
        <text:list-item>
          <text:p text:style-name="P20"><text:span text:style-name="T5">What 3 reasons did the productivity increase between round 2 and 3? </text:span></text:p>
          <text:p text:style-name="P20"><text:span text:style-name="T6">(wait for their answers)</text:span></text:p>
          <text:list>
            <text:list-item>
              <text:p text:style-name="P3">Round 3 best exemplifies? (AGILE or an ITERATIVE APPROACH)</text:p>
            </text:list-item>
          </text:list>
        </text:list-item>
        <text:list-item>
          <text:p text:style-name="P10">Look for these answers:</text:p>
          <text:list>
            <text:list-item>
              <text:p text:style-name="P3">1. No handoffs</text:p>
            </text:list-item>
            <text:list-item>
              <text:p text:style-name="P3">2. Everyone starts at the same time (no waiting)</text:p>
            </text:list-item>
            <text:list-item>
              <text:p text:style-name="P3">3. The fastest people can contribute more</text:p>
            </text:list-item>
          </text:list>
        </text:list-item>
        <text:list-item>
          <text:p text:style-name="P7"><text:span text:style-name="T8">There may be other reasons for improvement (eg. Getting better at flipping pennies), but they are not as important</text:span></text:p>
          <text:p text:style-name="P7"><text:span text:style-name="T8"/></text:p>
        </text:list-item>
      </text:list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>Optional</text:span></text:p>
      <text:list xml:id="list690440577" text:continue-numbering="true" text:style-name="L6">
        <text:list-item>
          <text:p text:style-name="P7"><text:span text:style-name="T8">Can you demonstrate your work environment using the pennies?</text:span></text:p>
          <text:list>
            <text:list-item>
              <text:p text:style-name="P3">Encourage the participants to use the pennies to show what their actual work looks like.</text:p>
              <text:list>
                <text:list-item>
                  <text:p text:style-name="P3">Example: “I get a pile of pennies from my manager, then I work on them, and pass them along to a co-worker.”</text:p>
                </text:list-item>
              </text:list>
            </text:list-item>
          </text:list>
        </text:list-item>
        <text:list-item>
          <text:p text:style-name="P7"><text:span text:style-name="T8">How can we translate this into real life?</text:span></text:p>
          <text:list>
            <text:list-item>
              <text:p text:style-name="P3">What would you change in your real work environment?</text:p>
            </text:list-item>
            <text:list-item>
              <text:p text:style-name="P3">What would it look like?</text:p>
              <text:list>
                <text:list-item>
                  <text:p text:style-name="P3">Eg. Have same size work packages (Value Drivers or Product Backlog Items)</text:p>
                </text:list-item>
                <text:list-item>
                  <text:p text:style-name="P3">Eg. Have a cross-functional team to handle a Value Driver from start to finish</text:p>
                </text:list-item>
              </text:list>
            </text:list-item>
          </text:list>
        </text:list-item>
      </text:list>
      <text:p text:style-name="P2"/>
      <text:p text:style-name="P4">Other Points</text:p>
      <text:list xml:id="list991106911" text:continue-numbering="true" text:style-name="L6">
        <text:list-item>
          <text:p text:style-name="P3">Round 1: Waterfall (eg. Government Agency)</text:p>
        </text:list-item>
        <text:list-item>
          <text:p text:style-name="P3">Round 2: Lean (eg. Car Manufacturer)</text:p>
        </text:list-item>
        <text:list-item>
          <text:p text:style-name="P3">Round 3: Agile (eg. Consulting Company)</text:p>
        </text:list-item>
      </text:list>
      <text:p text:style-name="P5"/>
      <text:p text:style-name="P8">Questions/Comments/Observations?</text:p>
      <text:list xml:id="list1261161058" text:continue-numbering="true" text:style-name="L6">
        <text:list-item>
          <text:p text:style-name="P3">observations, thoughts, comments, question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tima1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Optim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erteig Consulting Inc – www.berteigconsulting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3T11:50:27</meta:creation-date>
    <dc:date>2013-03-13T12:22:14</dc:date>
    <meta:editing-duration>PT31M47S</meta:editing-duration>
    <meta:editing-cycles>9</meta:editing-cycles>
    <meta:generator>LibreOffice/3.3$Unix LibreOffice_project/330m19$Build-401</meta:generator>
    <meta:document-statistic meta:table-count="0" meta:image-count="0" meta:object-count="0" meta:page-count="3" meta:paragraph-count="61" meta:word-count="600" meta:character-count="3247"/>
  </office:meta>
</office:document-meta>
</file>